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EC000003795F80046F.png" manifest:media-type="image/png"/>
  <manifest:file-entry manifest:full-path="Pictures/10000000000000200000002000309F1C.png" manifest:media-type="image/png"/>
  <manifest:file-entry manifest:full-path="Pictures/100002010000008A0000003CA84E0338.png" manifest:media-type="image/png"/>
  <manifest:file-entry manifest:full-path="Pictures/10000000000004EC00000379A7705CBA.jpg" manifest:media-type="image/jpeg"/>
  <manifest:file-entry manifest:full-path="Pictures/10000201000000C8000000BA53B1671E.png" manifest:media-type="image/png"/>
  <manifest:file-entry manifest:full-path="Pictures/10000000000004EC0000009CB164050B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9cm" fo:min-width="0cm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stroke="dash" draw:stroke-dash="Ultrafine_20_Dashed" draw:marker-start="" draw:marker-end="Arrowheads_20_1" draw:marker-end-width="0.3cm" draw:fill="none" draw:textarea-horizontal-align="center" draw:textarea-vertical-align="middle"/>
    </style:style>
    <style:style style:name="gr8" style:family="graphic" style:parent-style-name="objectwithoutfill">
      <style:graphic-properties draw:stroke="solid" draw:stroke-dash="Ultrafine_20_Dashed" draw:fill="none" draw:textarea-horizontal-align="center" draw:textarea-vertical-align="middle"/>
    </style:style>
    <style:style style:name="pr1" style:family="presentation" style:parent-style-name="TemplateSlides-title">
      <style:graphic-properties draw:auto-grow-height="true" fo:min-height="3.767cm"/>
    </style:style>
    <style:style style:name="pr2" style:family="presentation" style:parent-style-name="TemplateSlides-outline1">
      <style:graphic-properties fo:min-height="13.61cm"/>
    </style:style>
    <style:style style:name="pr3" style:family="presentation" style:parent-style-name="TemplateSlides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Slides" presentation:presentation-page-layout-name="AL1T1">
        <office:forms form:automatic-focus="false" form:apply-design-mode="false"/>
        <draw:frame presentation:style-name="pr1" draw:layer="layout" svg:width="25.199cm" svg:height="3.767cm" svg:x="1.5cm" svg:y="7.921cm" presentation:class="title" presentation:placeholder="true">
          <draw:text-box/>
        </draw:frame>
        <draw:frame presentation:style-name="pr2" draw:layer="layout" svg:width="25.199cm" svg:height="13.86cm" svg:x="1.434cm" svg:y="12.83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office:forms form:automatic-focus="false" form:apply-design-mode="false"/>
        <draw:custom-shape draw:style-name="gr2" draw:text-style-name="P1" xml:id="id8" draw:id="id8" draw:layer="layout" svg:width="3.602cm" svg:height="1.005cm" svg:x="7.107cm" svg:y="7.007cm">
          <text:p text:style-name="P1">Mozilla</text:p>
          <draw:enhanced-geometry svg:viewBox="0 0 21600 21600" draw:type="rectangle" draw:enhanced-path="M 0 0 L 21600 0 21600 21600 0 21600 0 0 Z N"/>
        </draw:custom-shape>
        <draw:g xml:id="id7" draw:id="id7">
          <draw:custom-shape draw:style-name="gr2" draw:text-style-name="P1" draw:layer="layout" svg:width="3.477cm" svg:height="0.886cm" svg:x="4.577cm" svg:y="9.85cm">
            <text:p text:style-name="P1">Firefox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826cm" svg:height="1.005cm" svg:x="3.902cm" svg:y="11.3cm">
            <text:p text:style-name="P1">browser.git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 xml:id="id9" draw:id="id9">
          <draw:custom-shape draw:style-name="gr2" draw:text-style-name="P1" draw:layer="layout" svg:width="4.164cm" svg:height="0.911cm" svg:x="9.485cm" svg:y="9.826cm">
            <text:p text:style-name="P1">Thunderbird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826cm" svg:height="1.005cm" svg:x="9.154cm" svg:y="11.324cm">
            <text:p text:style-name="P1">parser.git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2" draw:text-style-name="P1" xml:id="id1" draw:id="id1" draw:layer="layout" svg:width="2.891cm" svg:height="1.103cm" svg:x="16.625cm" svg:y="8.869cm">
          <text:p text:style-name="P1">Mozill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3" draw:id="id3" draw:layer="layout" svg:width="2.718cm" svg:height="1.103cm" svg:x="14.902cm" svg:y="11.574cm">
          <text:p text:style-name="P1">Firefox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4" draw:id="id4" draw:layer="layout" svg:width="3.991cm" svg:height="1.103cm" svg:x="18.15cm" svg:y="11.574cm">
          <text:p text:style-name="P1">Thunderbir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5" draw:id="id5" draw:layer="layout" svg:width="2.936cm" svg:height="1.103cm" svg:x="14.793cm" svg:y="13.483cm">
          <text:p text:style-name="P1">browser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6" draw:id="id6" draw:layer="layout" svg:width="2.548cm" svg:height="1.103cm" svg:x="18.871cm" svg:y="13.483cm">
          <text:p text:style-name="P1">parser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frame draw:style-name="gr3" draw:text-style-name="P1" draw:layer="layout" svg:width="2.307cm" svg:height="2.257cm" svg:x="16.899cm" svg:y="3.467cm">
            <draw:image xlink:href="Pictures/10000201000000C8000000BA53B1671E.png" xlink:type="simple" xlink:show="embed" xlink:actuate="onLoad">
              <text:p/>
            </draw:image>
          </draw:frame>
          <draw:frame draw:style-name="gr4" draw:layer="layout" svg:width="2.09cm" svg:height="1.109cm" svg:x="17.007cm" svg:y="2.506cm">
            <draw:text-box>
              <text:p>Gerrit</text:p>
            </draw:text-box>
          </draw:frame>
        </draw:g>
        <draw:custom-shape draw:style-name="gr2" draw:text-style-name="P1" xml:id="id2" draw:id="id2" draw:layer="layout" svg:width="3.331cm" svg:height="1.103cm" svg:x="16.405cm" svg:y="6.786cm">
          <text:p text:style-name="P1">All project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1" xml:id="id11" draw:id="id11" draw:layer="layout" svg:x1="18.071cm" svg:y1="8.869cm" svg:x2="18.071cm" svg:y2="7.889cm" draw:start-shape="id1" draw:start-glue-point="5" draw:end-shape="id2" draw:end-glue-point="7" svg:d="m18071 8869v-980" svg:viewBox="0 0 1 981">
          <text:p/>
        </draw:connector>
        <draw:connector draw:style-name="gr5" draw:text-style-name="P1" draw:layer="layout" svg:x1="16.261cm" svg:y1="11.574cm" svg:x2="18.071cm" svg:y2="9.972cm" draw:start-shape="id3" draw:start-glue-point="5" draw:end-shape="id1" draw:end-glue-point="7" svg:d="m16261 11574v-801h1810v-801" svg:viewBox="0 0 1811 1603">
          <text:p/>
        </draw:connector>
        <draw:connector draw:style-name="gr5" draw:text-style-name="P1" xml:id="id12" draw:id="id12" draw:layer="layout" svg:x1="20.146cm" svg:y1="11.574cm" svg:x2="18.071cm" svg:y2="9.972cm" draw:start-shape="id4" draw:start-glue-point="5" draw:end-shape="id1" draw:end-glue-point="7" svg:d="m20146 11574v-801h-2075v-801" svg:viewBox="0 0 2076 1603">
          <text:p/>
        </draw:connector>
        <draw:connector draw:style-name="gr5" draw:text-style-name="P1" draw:layer="layout" svg:x1="16.261cm" svg:y1="13.483cm" svg:x2="16.261cm" svg:y2="12.677cm" draw:start-shape="id5" draw:start-glue-point="5" draw:end-shape="id3" draw:end-glue-point="7" svg:d="m16261 13483v-806" svg:viewBox="0 0 1 807">
          <text:p/>
        </draw:connector>
        <draw:connector draw:style-name="gr5" draw:text-style-name="P1" xml:id="id15" draw:id="id15" draw:layer="layout" svg:x1="20.145cm" svg:y1="13.483cm" svg:x2="20.146cm" svg:y2="12.677cm" draw:start-shape="id6" draw:start-glue-point="5" draw:end-shape="id4" draw:end-glue-point="7" svg:d="m20145 13483v-403h1v-403" svg:viewBox="0 0 2 807">
          <text:p/>
        </draw:connector>
        <draw:frame draw:style-name="gr3" draw:text-style-name="P1" draw:layer="layout" svg:width="3.361cm" svg:height="1.459cm" svg:x="7.18cm" svg:y="3.386cm">
          <draw:image xlink:href="Pictures/100002010000008A0000003CA84E0338.png" xlink:type="simple" xlink:show="embed" xlink:actuate="onLoad">
            <text:p/>
          </draw:image>
        </draw:frame>
        <draw:connector draw:style-name="gr5" draw:text-style-name="P1" xml:id="id14" draw:id="id14" draw:layer="layout" svg:x1="6.315cm" svg:y1="9.85cm" svg:x2="8.908cm" svg:y2="8.012cm" draw:start-shape="id7" draw:start-glue-point="0" draw:end-shape="id8" draw:end-glue-point="2" svg:d="m6315 9850v-919h2593v-919" svg:viewBox="0 0 2594 1839">
          <text:p/>
        </draw:connector>
        <draw:connector draw:style-name="gr5" draw:text-style-name="P1" draw:layer="layout" draw:line-skew="0.024cm" svg:x1="11.567cm" svg:y1="9.826cm" svg:x2="8.908cm" svg:y2="8.012cm" draw:start-shape="id9" draw:start-glue-point="0" draw:end-shape="id8" draw:end-glue-point="2" svg:d="m11567 9826v-884h-2659v-930" svg:viewBox="0 0 2660 1815">
          <text:p/>
        </draw:connector>
        <draw:frame draw:style-name="gr6" xml:id="id10" draw:id="id10" draw:layer="layout" svg:width="3.597cm" svg:height="1.673cm" svg:x="20.409cm" svg:y="7.546cm">
          <draw:text-box>
            <text:p text:style-name="P1">Project</text:p>
            <text:p text:style-name="P1">inheritance</text:p>
          </draw:text-box>
        </draw:frame>
        <draw:connector draw:style-name="gr7" draw:text-style-name="P1" draw:layer="layout" draw:type="line" svg:x1="20.409cm" svg:y1="8.382cm" svg:x2="18.071cm" svg:y2="8.379cm" draw:start-shape="id10" draw:start-glue-point="3" draw:end-shape="id11" draw:end-glue-point="0" svg:d="m20409 8382-2338-3" svg:viewBox="0 0 2339 4">
          <text:p/>
        </draw:connector>
        <draw:connector draw:style-name="gr7" draw:text-style-name="P1" draw:layer="layout" draw:type="line" svg:x1="22.207cm" svg:y1="9.219cm" svg:x2="19.108cm" svg:y2="10.773cm" draw:start-shape="id10" draw:start-glue-point="2" draw:end-shape="id12" draw:end-glue-point="0" svg:d="m22207 9219-3099 1554" svg:viewBox="0 0 3100 1555">
          <text:p/>
        </draw:connector>
        <draw:frame draw:style-name="gr6" xml:id="id13" draw:id="id13" draw:layer="layout" svg:width="2.475cm" svg:height="1.673cm" svg:x="3.528cm" svg:y="6.82cm">
          <draw:text-box>
            <text:p text:style-name="P1">Parent</text:p>
            <text:p text:style-name="P1">Project</text:p>
          </draw:text-box>
        </draw:frame>
        <draw:connector draw:style-name="gr7" draw:text-style-name="P1" draw:layer="layout" draw:type="line" svg:x1="6.003cm" svg:y1="7.656cm" svg:x2="7.611cm" svg:y2="8.931cm" draw:start-shape="id13" draw:start-glue-point="1" draw:end-shape="id14" draw:end-glue-point="0" svg:d="m6003 7656 1608 1275" svg:viewBox="0 0 1609 1276">
          <text:p/>
        </draw:connector>
        <draw:connector draw:style-name="gr8" draw:text-style-name="P1" draw:layer="layout" draw:type="line" svg:x1="14.381cm" svg:y1="3.332cm" svg:x2="14.381cm" svg:y2="15.973cm" svg:d="m14381 3332v12641" svg:viewBox="0 0 1 12642">
          <text:p/>
        </draw:connector>
        <draw:connector draw:style-name="gr7" draw:text-style-name="P1" draw:layer="layout" draw:type="line" svg:x1="22.204cm" svg:y1="9.218cm" svg:x2="20.145cm" svg:y2="13.08cm" draw:end-shape="id15" draw:end-glue-point="0" svg:d="m22204 9218-2059 3862" svg:viewBox="0 0 2060 3863">
          <text:p/>
        </draw:connector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VertGris" draw:style="linear" draw:start-color="#7da647" draw:end-color="#e6e6e6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nalean_20_Background" draw:display-name="Enalean Background" xlink:href="Pictures/10000000000004EC000003795F80046F.png" xlink:type="simple" xlink:show="embed" xlink:actuate="onLoad"/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en" fo:country="GB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Slides-background" style:family="presentation">
      <style:graphic-properties draw:stroke="none" draw:fill="bitmap" draw:fill-image-name="Enalean_20_Background" draw:fill-image-width="0cm" draw:fill-image-height="0cm"/>
      <style:text-properties style:letter-kerning="true"/>
    </style:style>
    <style:style style:name="TemplateSlides-backgroundobjects" style:family="presentation">
      <style:graphic-properties draw:stroke="none" draw:fill="gradient" draw:fill-gradient-name="VertGris" draw:fill-image-width="0cm" draw:fill-image-height="0cm" draw:shadow="hidden" draw:shadow-offset-x="0cm" draw:shadow-offset-y="0.1cm" draw:shadow-color="#c0c0c0"/>
      <style:text-properties style:letter-kerning="true"/>
    </style:style>
    <style:style style:name="TemplateSlid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mplateSlides-outline1" style:family="presentation">
      <style:graphic-properties draw:stroke="none" draw:fill="none" draw:auto-grow-height="false" draw:fit-to-size="shrink-to-fit">
        <text:list-style style:name="TemplateSlides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000000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.498cm" fo:text-align="center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32pt" fo:language="en" fo:country="GB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Slides-outline2" style:family="presentation" style:parent-style-name="TemplateSlide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lateSlides-outline3" style:family="presentation" style:parent-style-name="TemplateSlide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lateSlides-outline4" style:family="presentation" style:parent-style-name="TemplateSlide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lateSlides-outline5" style:family="presentation" style:parent-style-name="TemplateSlide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Slides-outline6" style:family="presentation" style:parent-style-name="TemplateSlide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Slides-outline7" style:family="presentation" style:parent-style-name="TemplateSlide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Slides-outline8" style:family="presentation" style:parent-style-name="TemplateSlide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Slides-outline9" style:family="presentation" style:parent-style-name="TemplateSlide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Slides-subtitle" style:family="presentation">
      <style:graphic-properties draw:stroke="none" draw:fill="none" draw:textarea-vertical-align="middle">
        <text:list-style style:name="TemplateSlid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000000" style:text-outline="false" style:text-line-through-style="none" fo:font-family="Arial" style:font-family-generic="roman" style:font-pitch="variable" fo:font-size="28pt" fo:language="en" fo:country="GB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Slides-title" style:family="presentation">
      <style:graphic-properties draw:stroke="none" draw:fill="none" draw:textarea-vertical-align="middle">
        <text:list-style style:name="TemplateSlid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rial" style:font-family-generic="roman" style:font-pitch="variable" fo:font-size="44pt" fo:language="en" fo:country="GB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bitmap" draw:fill-image-name="Enalean_20_Background" draw:fill-image-width="0cm" draw:fill-image-height="0cm"/>
      <style:text-properties style:letter-kerning="true"/>
    </style:style>
    <style:style style:name="Standard-backgroundobjects" style:family="presentation">
      <style:graphic-properties draw:stroke="none" draw:fill="none" draw:fill-gradient-name="VertGris" draw:fill-image-width="0cm" draw:fill-image-height="0cm" draw:textarea-horizontal-align="left" draw:textarea-vertical-align="middle" draw:shadow="hidden" draw:shadow-offset-x="0cm" draw:shadow-offset-y="0.1cm" draw:shadow-color="#cccccc"/>
      <style:paragraph-properties>
        <style:tab-stops>
          <style:tab-stop style:position="10cm" style:type="center"/>
          <style:tab-stop style:position="25cm" style:type="right"/>
        </style:tab-stops>
      </style:paragraph-properties>
      <style:text-properties fo:color="#000000" fo:font-family="Arial" style:font-style-name="Normal" style:font-family-generic="swiss" style:font-pitch="variable" fo:font-size="12pt" fo:language="en" fo:country="GB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fill-image-width="0cm" draw:fill-image-height="0cm" draw:auto-grow-height="false" draw:fit-to-size="shrink-to-fit">
        <text:list-style style:name="Standard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000000" fo:font-size="100%"/>
          </text:list-level-style-bullet>
          <text:list-level-style-bullet text:level="2" text:bullet-char="✔">
            <style:list-level-properties text:space-before="1.5cm" text:min-label-width="0.9cm"/>
            <style:text-properties fo:font-family="StarSymbol" style:font-charset="x-symbol" fo:color="#000000" fo:font-size="80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.497cm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32pt" fo:language="en" fo:country="GB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Arial" style:font-family-generic="roman" style:font-pitch="variable" fo:font-size="28pt" fo:language="en" fo:country="GB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Enalean_20_Backgroun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Slides-backgroundobjects">
      <style:graphic-properties draw:stroke="solid" svg:stroke-width="0.2cm" svg:stroke-color="#f6a719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pr2" style:family="presentation" style:parent-style-name="TemplateSlid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mplateSlide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fill="none" draw:textarea-horizontal-align="justify" draw:auto-grow-height="false"/>
    </style:style>
    <style:style style:name="Mpr5" style:family="presentation" style:parent-style-name="Standard-backgroundobjects">
      <style:graphic-properties draw:stroke="solid" svg:stroke-color="#808080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-backgroundobjects">
      <style:graphic-properties draw:stroke="solid" svg:stroke-width="0.2cm" svg:stroke-color="#2d333b" draw:marker-start-width="0.5cm" draw:marker-end-width="0.5cm" fo:padding-top="0.1cm" fo:padding-bottom="0.1cm" fo:padding-left="0.1cm" fo:padding-right="0.1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>
        <style:tab-stops>
          <style:tab-stop style:position="20.016cm" style:type="right"/>
        </style:tab-stops>
      </style:paragraph-properties>
      <style:text-properties fo:font-size="14pt" style:font-size-asian="14pt" style:font-size-complex="14pt"/>
    </style:style>
    <style:style style:name="MP5" style:family="paragraph">
      <style:paragraph-properties fo:text-align="start">
        <style:tab-stops>
          <style:tab-stop style:position="25cm" style:type="right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lateSlides" style:page-layout-name="PM1" draw:style-name="Mdp1">
      <office:forms form:automatic-focus="false" form:apply-design-mode="false"/>
      <draw:frame draw:style-name="Mgr3" draw:text-style-name="MP3" draw:layer="backgroundobjects" svg:width="29.748cm" svg:height="20.988cm" svg:x="-0.6cm" svg:y="0cm">
        <draw:image xlink:href="Pictures/10000000000004EC00000379A7705CBA.jpg" xlink:type="simple" xlink:show="embed" xlink:actuate="onLoad">
          <text:p/>
        </draw:image>
      </draw:frame>
      <draw:frame presentation:style-name="TemplateSlides-title" draw:layer="backgroundobjects" svg:width="25.199cm" svg:height="3.767cm" svg:x="1.5cm" svg:y="7.921cm" presentation:class="title" presentation:placeholder="true">
        <draw:text-box/>
      </draw:frame>
      <draw:frame presentation:style-name="TemplateSlides-outline1" draw:layer="backgroundobjects" svg:width="25.199cm" svg:height="12.18cm" svg:x="1.434cm" svg:y="12.835cm" presentation:class="outline" presentation:placeholder="true">
        <draw:text-box/>
      </draw:frame>
      <draw:line presentation:style-name="Mpr1" draw:text-style-name="MP3" draw:layer="backgroundobjects" svg:x1="7.776cm" svg:y1="7.707cm" svg:x2="20.499cm" svg:y2="7.707cm">
        <text:p/>
      </draw:line>
      <draw:line presentation:style-name="Mpr1" draw:text-style-name="MP3" draw:layer="backgroundobjects" svg:x1="7.777cm" svg:y1="11.907cm" svg:x2="20.5cm" svg:y2="11.907cm">
        <text:p/>
      </draw:line>
      <presentation:notes style:page-layout-name="PM0">
        <draw:page-thumbnail presentation:style-name="TemplateSlides-title" draw:layer="backgroundobjects" svg:width="14.848cm" svg:height="11.135cm" svg:x="3.075cm" svg:y="2.257cm" presentation:class="page"/>
        <draw:frame presentation:style-name="TemplateSlid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draw:style-name="Mgr3" draw:text-style-name="MP3" draw:layer="backgroundobjects" svg:width="28cm" svg:height="18.314cm" svg:x="0cm" svg:y="0cm">
        <draw:image xlink:href="Pictures/10000000000004EC000003795F80046F.png" xlink:type="simple" xlink:show="embed" xlink:actuate="onLoad">
          <text:p/>
        </draw:image>
      </draw:frame>
      <draw:frame presentation:style-name="Standard-outline1" draw:layer="backgroundobjects" svg:width="25.199cm" svg:height="12.18cm" svg:x="1.4cm" svg:y="3.5cm" presentation:class="outline" presentation:placeholder="true">
        <draw:text-box/>
      </draw:frame>
      <draw:custom-shape presentation:style-name="Mpr4" draw:text-style-name="MP3" draw:layer="backgroundobjects" svg:width="27.728cm" svg:height="1.526cm" svg:x="0.272cm" svg:y="4.478cm">
        <text:p/>
        <draw:enhanced-geometry svg:viewBox="0 0 21600 21600" draw:text-areas="4230 4230 21600 21600" draw:type="flowchart-internal-storage" draw:enhanced-path="M 0 0 L 21600 0 21600 21600 0 21600 Z N M 4230 0 L 4230 21600 N M 0 4230 L 21600 4230 N"/>
      </draw:custom-shape>
      <draw:frame presentation:style-name="Standard-title" draw:layer="backgroundobjects" svg:width="26.734cm" svg:height="1.506cm" svg:x="0.598cm" svg:y="0.205cm" presentation:class="title" presentation:placeholder="true">
        <draw:text-box/>
      </draw:frame>
      <draw:frame draw:style-name="Mgr3" draw:text-style-name="MP3" draw:layer="backgroundobjects" svg:width="27.999cm" svg:height="3.466cm" svg:x="0.001cm" svg:y="18.296cm">
        <draw:image xlink:href="Pictures/10000000000004EC0000009CB164050B.jpg" xlink:type="simple" xlink:show="embed" xlink:actuate="onLoad">
          <text:p/>
        </draw:image>
      </draw:frame>
      <draw:line presentation:style-name="Mpr5" draw:text-style-name="MP3" draw:layer="backgroundobjects" svg:x1="-1.404cm" svg:y1="21cm" svg:x2="29.334cm" svg:y2="21cm">
        <text:p/>
      </draw:line>
      <draw:frame presentation:style-name="Mpr6" draw:text-style-name="MP5" draw:layer="backgroundobjects" svg:width="20.049cm" svg:height="0.882cm" svg:x="7.729cm" svg:y="19.545cm" presentation:class="page-number">
        <draw:text-box>
          <text:p text:style-name="MP4"><text:span text:style-name="MT2"><text:tab/></text:span><text:span text:style-name="MT2"><text:page-number>&lt;number&gt;</text:page-number></text:span></text:p>
        </draw:text-box>
      </draw:frame>
      <draw:line presentation:style-name="Mpr7" draw:text-style-name="MP3" draw:layer="backgroundobjects" svg:x1="28cm" svg:y1="2.072cm" svg:x2="9.111cm" svg:y2="2.072cm">
        <text:p/>
      </draw:line>
      <presentation:notes style:page-layout-name="PM0">
        <draw:page-thumbnail presentation:style-name="Standard-title" draw:layer="backgroundobjects" svg:width="0.001cm" svg:height="0.001cm" svg:x="0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18T10:42:53</meta:creation-date>
    <meta:editing-duration>PT5M20S</meta:editing-duration>
    <meta:editing-cycles>2</meta:editing-cycles>
    <meta:generator>LibreOffice/3.5$Linux_X86_64 LibreOffice_project/350m1$Build-2</meta:generator>
    <meta:initial-creator>Manuel </meta:initial-creator>
    <dc:date>2013-11-18T11:03:25</dc:date>
    <dc:creator>Manuel </dc:creator>
    <meta:document-statistic meta:object-count="72"/>
  </office:meta>
</office:document-meta>
</file>